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 style:shadow="none"/>
    </style:style>
    <style:style style:name="Table1.A" style:family="table-column">
      <style:table-column-properties style:column-width="4.126cm" style:rel-column-width="2339*"/>
    </style:style>
    <style:style style:name="Table1.B" style:family="table-column">
      <style:table-column-properties style:column-width="10.813cm" style:rel-column-width="6130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B2" style:family="table-cell">
      <style:table-cell-properties fo:padding="0.097cm" fo:border="0.002cm solid #0000ff"/>
    </style:style>
    <style:style style:name="Table1.A3" style:family="table-cell">
      <style:table-cell-properties fo:padding="0.097cm" fo:border-left="0.002cm solid #0000ff" fo:border-right="none" fo:border-top="none" fo:border-bottom="0.002cm solid #0000ff"/>
    </style:style>
    <style:style style:name="Table1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 style:shadow="none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Method_20_Body">
      <style:text-properties fo:font-weight="bold" style:font-weight-asian="bold" style:font-weight-complex="bold"/>
    </style:style>
    <style:style style:name="P16" style:family="paragraph" style:parent-style-name="Method_20_Body" style:list-style-name="L2"/>
    <style:style style:name="P17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tack\Exception</text:h>
      <text:p text:style-name="P3"/>
      <text:p text:style-name="Class_20_Description">The <text:span text:style-name="T1">Stack\Exception</text:span> class provides an <text:span text:style-name="T1">Exception</text:span> implementation for the <text:span text:style-name="T1">Stack</text:span> class.</text:p>
      <text:p text:style-name="Method_20_Body"/>
      <text:h text:style-name="P11" text:outline-level="2">Design criteria and considerations</text:h>
      <text:p text:style-name="P2"/>
      <text:list xml:id="list1952189418" text:style-name="L1">
        <text:list-item>
          <text:p text:style-name="P12">The <text:span text:style-name="Class_20_Variables">Stack\Exception</text:span> class extends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8" text:outline-level="4">Class Methods</text:h>
      <text:p text:style-name="Method_20_Body"/>
      <text:p text:style-name="Method_20_Body">The <text:span text:style-name="Class_20_Variables">Stack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Stack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1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3" office:value-type="string">
            <text:p text:style-name="P8">getMessage</text:p>
          </table:table-cell>
          <table:table-cell table:style-name="Table1.B3" office:value-type="string">
            <text:p text:style-name="Method_20_Table_20_Description">Returns the exception message</text:p>
          </table:table-cell>
        </table:table-row>
        <table:table-row>
          <table:table-cell table:style-name="Table1.A3" office:value-type="string">
            <text:p text:style-name="P8">getFile</text:p>
          </table:table-cell>
          <table:table-cell table:style-name="Table1.B3" office:value-type="string">
            <text:p text:style-name="Method_20_Table_20_Description">Source file name</text:p>
          </table:table-cell>
        </table:table-row>
        <table:table-row>
          <table:table-cell table:style-name="Table1.A3" office:value-type="string">
            <text:p text:style-name="P8">getTrace</text:p>
          </table:table-cell>
          <table:table-cell table:style-name="Table1.B3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3" office:value-type="string">
            <text:p text:style-name="P8">getPrevious</text:p>
          </table:table-cell>
          <table:table-cell table:style-name="Table1.B3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3" office:value-type="string">
            <text:p text:style-name="P8">getTraceAsString</text:p>
          </table:table-cell>
          <table:table-cell table:style-name="Table1.B3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Stack</text:h>
      <text:p text:style-name="Method_20_Body"/>
      <text:p text:style-name="Method_20_Body">The <text:span text:style-name="Class_20_Variables">Stack\Exception</text:span> class extends the <text:span text:style-name="Class_20_Variables">Library\E</text:span><text:span text:style-name="T1">xception</text:span> class and inherits the following class Stack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17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17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17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2" office:value-type="string">
            <text:p text:style-name="P17">$line</text:p>
          </table:table-cell>
          <table:table-cell table:style-name="Table2.B2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Stack\Exception</text:span> class functionality is provided by the parent class. <text:s/>Refer to the PHP user guide for further information.</text:p>
      <text:p text:style-name="Method_20_Body"/>
      <text:p text:style-name="P15">Algorithm</text:p>
      <text:list xml:id="list740077560" text:style-name="L2">
        <text:list-item>
          <text:p text:style-name="P16">Accept the parameter <text:span text:style-name="Class_20_Variables">message</text:span> as a string containing the exception message;</text:p>
        </text:list-item>
        <text:list-item>
          <text:p text:style-name="P16">Accept the parameter <text:span text:style-name="Class_20_Variables">code</text:span> as an integer containing the exception code;</text:p>
        </text:list-item>
        <text:list-item>
          <text:p text:style-name="P16">Accept the optional parameter <text:span text:style-name="Class_20_Variables">previous</text:span> as an <text:span text:style-name="Class_20_Variables">Exception</text:span> object refering to the previous <text:span text:style-name="Class_20_Variables">Exception</text:span> object in the chain, or null if none.</text:p>
          <text:p text:style-name="P16"/>
        </text:list-item>
      </text:list>
      <text:p text:style-name="P15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Stack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parent class constructor, </text:span><text:span text:style-name="Class_20_Variables"><text:span text:style-name="T2">Library\Exception::__construct</text:span></text:span><text:span text:style-name="T2">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Stack;</text:p>
      <text:p text:style-name="P9"/>
      <text:p text:style-name="P9">/*</text:p>
      <text:p text:style-name="P9"><text:s/>* <text:tab/><text:tab/>Stack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Stack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Stack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Stack\Exception<text:tab/><text:tab/><text:page-number text:select-page="current">2</text:page-number><text:tab/><text:tab/><text:tab/><text:tab/><text:date style:data-style-name="N76" text:date-value="2012-12-14T14:22:46.99">December 1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1H51M47S</meta:editing-duration>
    <meta:editing-cycles>30</meta:editing-cycles>
    <meta:generator>OpenOffice.org/3.2$Linux OpenOffice.org_project/320m12$Build-9483</meta:generator>
    <meta:initial-creator>Jay Wheeler</meta:initial-creator>
    <dc:date>2012-12-14T14:22:47</dc:date>
    <dc:creator>Jay Wheeler</dc:creator>
    <meta:document-statistic meta:table-count="5" meta:image-count="0" meta:object-count="0" meta:page-count="4" meta:paragraph-count="111" meta:word-count="488" meta:character-count="3531"/>
    <meta:template xlink:type="simple" xlink:actuate="onRequest" xlink:title="Class Documentation" xlink:href="../Class%20Documentation.ott" meta:date="2012-06-02T16:17:56"/>
  </office:meta>
</office:document-meta>
</file>